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8000000F93C8701BE.png"/>
  <manifest:file-entry manifest:media-type="image/png" manifest:full-path="Pictures/10000000000003BD000002478AC5BB1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Text_20_body">
      <style:text-properties style:font-name="Consolas"/>
    </style:style>
    <style:style style:name="P5" style:family="paragraph" style:parent-style-name="Text_20_body">
      <style:text-properties style:font-name="Consolas" fo:font-style="normal" fo:font-weight="normal" style:font-style-asian="normal" style:font-weight-asian="normal" style:font-style-complex="normal" style:font-weight-complex="normal"/>
    </style:style>
    <style:style style:name="P6" style:family="paragraph" style:parent-style-name="Text_20_body">
      <style:text-properties style:font-name="Consolas" fo:font-style="normal" fo:font-weight="normal" officeooo:rsid="001475d3" officeooo:paragraph-rsid="001475d3" style:font-style-asian="normal" style:font-weight-asian="normal" style:font-style-complex="normal" style:font-weight-complex="normal"/>
    </style:style>
    <style:style style:name="P7" style:family="paragraph" style:parent-style-name="Text_20_body">
      <style:text-properties style:font-name="Consolas" fo:font-size="10pt" style:font-size-asian="10pt" style:font-size-complex="10pt"/>
    </style:style>
    <style:style style:name="P8" style:family="paragraph" style:parent-style-name="Text_20_body">
      <style:text-properties style:font-name="Consolas" fo:font-size="10pt" fo:font-weight="bold" style:font-size-asian="10pt" style:font-weight-asian="bold" style:font-size-complex="10pt" style:font-weight-complex="bold"/>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officeooo:rsid="000d9fca"/>
    </style:style>
    <style:style style:name="P11" style:family="paragraph" style:parent-style-name="Text_20_body">
      <style:text-properties officeooo:rsid="000dba6d" officeooo:paragraph-rsid="000dba6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1">
      <style:text-properties officeooo:paragraph-rsid="000befe4"/>
    </style:style>
    <style:style style:name="P16" style:family="paragraph" style:parent-style-name="Text_20_body" style:list-style-name="L1">
      <style:text-properties officeooo:rsid="000befe4" officeooo:paragraph-rsid="000befe4"/>
    </style:style>
    <style:style style:name="P17" style:family="paragraph" style:parent-style-name="Text_20_body"/>
    <style:style style:name="P18" style:family="paragraph" style:parent-style-name="Text_20_body" style:list-style-name="L2"/>
    <style:style style:name="P19" style:family="paragraph" style:parent-style-name="Text_20_body" style:list-style-name="L3">
      <style:text-properties officeooo:paragraph-rsid="000dba6d"/>
    </style:style>
    <style:style style:name="P20" style:family="paragraph" style:parent-style-name="Text_20_body" style:list-style-name="L3">
      <style:text-properties officeooo:paragraph-rsid="000d9fca"/>
    </style:style>
    <style:style style:name="P21" style:family="paragraph" style:parent-style-name="Text_20_body" style:list-style-name="L3">
      <style:text-properties officeooo:rsid="000d9fca" officeooo:paragraph-rsid="000d9fca"/>
    </style:style>
    <style:style style:name="P22"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23" style:family="paragraph" style:parent-style-name="Heading_20_1" style:list-style-name="">
      <style:text-properties style:text-underline-style="solid" style:text-underline-type="double" style:text-underline-width="auto" style:text-underline-color="font-color"/>
    </style:style>
    <style:style style:name="P24" style:family="paragraph" style:parent-style-name="Heading_20_1" style:master-page-name="Standard">
      <style:paragraph-properties style:page-number="1"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27" style:family="paragraph" style:parent-style-name="Heading_20_1" style:list-style-name="">
      <style:paragraph-properties fo:break-before="page"/>
    </style:style>
    <style:style style:name="P28" style:family="paragraph" style:parent-style-name="Heading_20_2" style:list-style-name=""/>
    <style:style style:name="P29" style:family="paragraph" style:parent-style-name="Heading_20_2">
      <style:paragraph-properties fo:break-before="page"/>
    </style:style>
    <style:style style:name="T1" style:family="text">
      <style:text-properties officeooo:rsid="000a1a4e"/>
    </style:style>
    <style:style style:name="T2" style:family="text">
      <style:text-properties officeooo:rsid="000bc60f"/>
    </style:style>
    <style:style style:name="T3" style:family="text">
      <style:text-properties style:text-position="super 58%"/>
    </style:style>
    <style:style style:name="T4" style:family="text">
      <style:text-properties style:font-name="Consolas"/>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08a65b"/>
    </style:style>
    <style:style style:name="T8" style:family="text">
      <style:text-properties officeooo:rsid="000befe4"/>
    </style:style>
    <style:style style:name="T9" style:family="text">
      <style:text-properties officeooo:rsid="000d5ba7"/>
    </style:style>
    <style:style style:name="T10" style:family="text">
      <style:text-properties officeooo:rsid="000d9fca"/>
    </style:style>
    <style:style style:name="T11" style:family="text">
      <style:text-properties officeooo:rsid="000dba6d"/>
    </style:style>
    <style:style style:name="T12" style:family="text">
      <style:text-properties officeooo:rsid="000f6d6d"/>
    </style:style>
    <style:style style:name="T13" style:family="text">
      <style:text-properties officeooo:rsid="001080ae"/>
    </style:style>
    <style:style style:name="T14" style:family="text">
      <style:text-properties officeooo:rsid="001208e3"/>
    </style:style>
    <style:style style:name="T15" style:family="text">
      <style:text-properties officeooo:rsid="001297cf"/>
    </style:style>
    <style:style style:name="T16" style:family="text">
      <style:text-properties officeooo:rsid="00165ccc"/>
    </style:style>
    <style:style style:name="T17" style:family="text">
      <style:text-properties style:font-name="Courier 10 Pitch" fo:font-weight="bold" style:font-weight-asian="bold" style:font-weight-complex="bold"/>
    </style:style>
    <style:style style:name="T18" style:family="text">
      <style:text-properties style:font-name="Courier 10 Pitch" fo:font-weight="bold" officeooo:rsid="00165ccc" style:font-weight-asian="bold" style:font-weight-complex="bold"/>
    </style:style>
    <style:style style:name="T19" style:family="text">
      <style:text-properties officeooo:rsid="0017bc85"/>
    </style:style>
    <style:style style:name="T20" style:family="text">
      <style:text-properties officeooo:rsid="001a28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2" text:anchor-type="paragraph" svg:x="0.0043in" svg:y="0.7874in" svg:width="6.9165in" svg:height="2.5937in" draw:z-index="0"><draw:image xlink:href="Pictures/1000000000000298000000F93C8701BE.png" xlink:type="simple" xlink:show="embed" xlink:actuate="onLoad"/></draw:frame></text:p>
      <text:p text:style-name="P3">User Manual</text:p>
      <text:p text:style-name="Standard">Version 1.4.<text:span text:style-name="T20">2</text:span> – 201103<text:span text:style-name="T7">1</text:span><text:span text:style-name="T20">7</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Overview<text:tab/>1</text:p>
          <text:p text:style-name="P12">Java Setup<text:tab/>2</text:p>
          <text:p text:style-name="P13">MacOS X<text:tab/>2</text:p>
          <text:p text:style-name="P13">Solaris<text:tab/>2</text:p>
          <text:p text:style-name="P13">Linux (Ubuntu, Fedora, Debian, SUSE, etc.)<text:tab/>3</text:p>
          <text:p text:style-name="P13">Windows (2000, XP, Vista, 7)<text:tab/>3</text:p>
          <text:p text:style-name="P12">Interface Overview<text:tab/>4</text:p>
          <text:p text:style-name="P12">XML Format Units Note<text:tab/>6</text:p>
          <text:p text:style-name="P12">XML File Format Structure<text:tab/>7</text:p>
          <text:p text:style-name="P13">Example File<text:tab/>7</text:p>
          <text:p text:style-name="P12">CSV File Format Structure<text:tab/>13</text:p>
          <text:p text:style-name="P13">Example Files<text:tab/>13</text:p>
          <text:p text:style-name="P12">Newhall API<text:tab/>14</text:p>
          <text:p text:style-name="P13">Example Invocation<text:tab/>14</text:p>
          <text:p text:style-name="P12">License, Distribution, and Modification<text:tab/>15</text:p>
        </text:index-body>
      </text:table-of-content>
      <text:p text:style-name="Standard"/>
      <text:h text:style-name="P24"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25"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17">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 <text:s/><text:span text:style-name="T19">Otherwise, refer to the instructions for Linux.</text:span></text:p>
      <text:p text:style-name="Text_20_body"/>
      <text:h text:style-name="P28" text:outline-level="2"/>
      <text:h text:style-name="P29"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17">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p text:style-name="Text_20_body"><text:tab/><text:span text:style-name="T16">You can verify your version of Java by opening a terminal (Start &gt; Run &gt; cmd.exe or just hit Windows-R and type cmd.exe) and typing </text:span><text:span text:style-name="T18">java -version</text:span><text:span text:style-name="T16">.</text:span></text:p>
      <text:h text:style-name="P23" text:outline-level="1"/>
      <text:h text:style-name="P25" text:outline-level="1">Interface Overview</text:h>
      <text:p text:style-name="Text_20_body"><draw:frame draw:style-name="fr2" draw:name="graphics1" text:anchor-type="paragraph" svg:width="6.9252in" svg:height="4.2181in" draw:z-index="1"><draw:image xlink:href="Pictures/10000000000003BD000002478AC5BB1C.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6">The “Help” menu includes the option to view the current version and license information for your current version of the Newhall application.</text:span></text:p>
      <text:p text:style-name="P9"/>
      <text:p text:style-name="P9"><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26" text:outline-level="1">XML Format Units Note</text:h>
      <text:p text:style-name="P9"/>
      <text:p text:style-name="P9"><text:tab/>The XML file format uses the following conventions for measurement units:</text:p>
      <text:p text:style-name="P9"/>
      <text:list xml:id="list443562891" text:style-name="L1">
        <text:list-item>
          <text:p text:style-name="P16">All values are in Metric.</text:p>
        </text:list-item>
        <text:list-item>
          <text:p text:style-name="P14">Temperature values are in Celsius.</text:p>
        </text:list-item>
        <text:list-item>
          <text:p text:style-name="P14">Precipitation is in millimeters.</text:p>
        </text:list-item>
        <text:list-item>
          <text:p text:style-name="P14">Evapotranspiration is also in millimeters.</text:p>
        </text:list-item>
        <text:list-item>
          <text:p text:style-name="P14">Latitude and longitude are decimal degrees to an arbitrary amount of figures.</text:p>
        </text:list-item>
        <text:list-item>
          <text:p text:style-name="P14">Soil-air temperature offsets are in Celsius.</text:p>
        </text:list-item>
        <text:list-item>
          <text:p text:style-name="P14">Water balance are in millimeters.</text:p>
        </text:list-item>
        <text:list-item>
          <text:p text:style-name="P14">Months are 30 days long. <text:s/>The year is 360 days long.</text:p>
        </text:list-item>
        <text:list-item>
          <text:p text:style-name="P15"><text:span text:style-name="T8">While a “srcunitsys” is specified, this only describes what format the data was originally sourced from. <text:s/>That is, whether or not the measurements were recorded in English or Metric units. <text:s/></text:span><text:span text:style-name="T9">It does not affect the model.</text:span></text:p>
        </text:list-item>
      </text:list>
      <text:p text:style-name="P9"><text:line-break/></text:p>
      <text:h text:style-name="P26" text:outline-level="1">XML File Format Structure</text:h>
      <text:p text:style-name="P9"/>
      <text:p text:style-name="P9"><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9"/>
      <text:p text:style-name="P9"><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9"/>
      <text:p text:style-name="P6">&lt;?xml version="1.0" encoding="UTF-8"?&gt; </text:p>
      <text:p text:style-name="P6">&lt;model&gt; </text:p>
      <text:p text:style-name="P6"><text:s text:c="2"/>&lt;metadata&gt; </text:p>
      <text:p text:style-name="P6"><text:s text:c="4"/>&lt;stninfo&gt; </text:p>
      <text:p text:style-name="P6"><text:s text:c="6"/>&lt;nettype /&gt; </text:p>
      <text:p text:style-name="P6"><text:s text:c="6"/>&lt;stnname&gt;Renovo&lt;/stnname&gt; </text:p>
      <text:p text:style-name="P6"><text:s text:c="6"/>&lt;stnid&gt;PAXXX&lt;/stnid&gt; </text:p>
      <text:p text:style-name="P6"><text:s text:c="6"/>&lt;stnelev&gt;201.0&lt;/stnelev&gt; </text:p>
      <text:p text:style-name="P6"><text:s text:c="6"/>&lt;stateprov&gt;PA&lt;/stateprov&gt; </text:p>
      <text:p text:style-name="P6"><text:s text:c="6"/>&lt;country&gt;USA&lt;/country&gt; </text:p>
      <text:p text:style-name="P6"><text:s text:c="4"/>&lt;/stninfo&gt; </text:p>
      <text:p text:style-name="P6"><text:s text:c="4"/>&lt;mlra&gt; </text:p>
      <text:p text:style-name="P6"><text:s text:c="6"/>&lt;mlraname&gt;Eastern Allegheny Plateau and Mountains&lt;/mlraname&gt; </text:p>
      <text:p text:style-name="P6"><text:s text:c="6"/>&lt;mlraid&gt;127&lt;/mlraid&gt; </text:p>
      <text:p text:style-name="P6"><text:s text:c="4"/>&lt;/mlra&gt; </text:p>
      <text:p text:style-name="P6"><text:s text:c="4"/>&lt;cntinfo&gt; </text:p>
      <text:p text:style-name="P6"><text:s text:c="6"/>&lt;cntper&gt; </text:p>
      <text:p text:style-name="P6"><text:s text:c="8"/>&lt;firstname&gt;Guy&lt;/firstname&gt; </text:p>
      <text:p text:style-name="P6"><text:s text:c="8"/>&lt;lastname&gt;Dudington&lt;/lastname&gt; </text:p>
      <text:p text:style-name="P6"><text:soft-page-break/><text:s text:c="8"/>&lt;title&gt;Assistant Director&lt;/title&gt; </text:p>
      <text:p text:style-name="P6"><text:s text:c="6"/>&lt;/cntper&gt; </text:p>
      <text:p text:style-name="P6"><text:s text:c="6"/>&lt;cntorg&gt;CEI, Penn State&lt;/cntorg&gt; </text:p>
      <text:p text:style-name="P6"><text:s text:c="6"/>&lt;cntaddr&gt; </text:p>
      <text:p text:style-name="P6"><text:s text:c="8"/>&lt;address&gt;2217 EES Bldg&lt;/address&gt; </text:p>
      <text:p text:style-name="P6"><text:s text:c="8"/>&lt;city&gt;University Park&lt;/city&gt; </text:p>
      <text:p text:style-name="P6"><text:s text:c="8"/>&lt;stateprov&gt;PA&lt;/stateprov&gt; </text:p>
      <text:p text:style-name="P6"><text:s text:c="8"/>&lt;postal&gt;16802&lt;/postal&gt; </text:p>
      <text:p text:style-name="P6"><text:s text:c="8"/>&lt;country&gt;USA&lt;/country&gt; </text:p>
      <text:p text:style-name="P6"><text:s text:c="6"/>&lt;/cntaddr&gt; </text:p>
      <text:p text:style-name="P6"><text:s text:c="6"/>&lt;cntemail&gt;gdudington@nowhere.org&lt;/cntemail&gt; </text:p>
      <text:p text:style-name="P6"><text:s text:c="6"/>&lt;cntphone&gt;555-555-5555&lt;/cntphone&gt; </text:p>
      <text:p text:style-name="P6"><text:s text:c="4"/>&lt;/cntinfo&gt; </text:p>
      <text:p text:style-name="P6"><text:s text:c="4"/>&lt;notes&gt; </text:p>
      <text:p text:style-name="P6"><text:s text:c="6"/>&lt;note&gt;This is a sample NSM file.&lt;/note&gt; </text:p>
      <text:p text:style-name="P6"><text:s text:c="6"/>&lt;note&gt;This is another note in the file.&lt;/note&gt; </text:p>
      <text:p text:style-name="P6"><text:s text:c="4"/>&lt;/notes&gt; </text:p>
      <text:p text:style-name="P6"><text:s text:c="4"/>&lt;rundate&gt;20110315&lt;/rundate&gt; </text:p>
      <text:p text:style-name="P6"><text:s text:c="4"/>&lt;nsmver&gt;1.4.1&lt;/nsmver&gt; </text:p>
      <text:p text:style-name="P6"><text:s text:c="4"/>&lt;srcunitsys /&gt; </text:p>
      <text:p text:style-name="P6"><text:s text:c="2"/>&lt;/metadata&gt; </text:p>
      <text:p text:style-name="P6"><text:s text:c="2"/>&lt;input&gt; </text:p>
      <text:p text:style-name="P6"><text:s text:c="4"/>&lt;location&gt; </text:p>
      <text:p text:style-name="P6"><text:s text:c="6"/>&lt;lat&gt;41.3166&lt;/lat&gt; </text:p>
      <text:p text:style-name="P6"><text:s text:c="6"/>&lt;lon&gt;-77.7166&lt;/lon&gt; </text:p>
      <text:p text:style-name="P6"><text:s text:c="6"/>&lt;usercoordfmt&gt;DD&lt;/usercoordfmt&gt; </text:p>
      <text:p text:style-name="P6"><text:s text:c="4"/>&lt;/location&gt; </text:p>
      <text:p text:style-name="P6"><text:s text:c="4"/>&lt;recordpd&gt; </text:p>
      <text:p text:style-name="P6"><text:s text:c="6"/>&lt;pdtype&gt;normal&lt;/pdtype&gt; </text:p>
      <text:p text:style-name="P6"><text:s text:c="6"/>&lt;pdbegin&gt;1971&lt;/pdbegin&gt; </text:p>
      <text:p text:style-name="P6"><text:s text:c="6"/>&lt;pdend&gt;2000&lt;/pdend&gt; </text:p>
      <text:p text:style-name="P6"><text:soft-page-break/><text:s text:c="4"/>&lt;/recordpd&gt; </text:p>
      <text:p text:style-name="P6"><text:s text:c="4"/>&lt;precips&gt; </text:p>
      <text:p text:style-name="P6"><text:s text:c="6"/>&lt;precip id="Jan"&gt;59.2&lt;/precip&gt; </text:p>
      <text:p text:style-name="P6"><text:s text:c="6"/>&lt;precip id="Feb"&gt;61.7&lt;/precip&gt; </text:p>
      <text:p text:style-name="P6"><text:s text:c="6"/>&lt;precip id="Mar"&gt;79.8&lt;/precip&gt; </text:p>
      <text:p text:style-name="P6"><text:s text:c="6"/>&lt;precip id="Apr"&gt;83.3&lt;/precip&gt; </text:p>
      <text:p text:style-name="P6"><text:s text:c="6"/>&lt;precip id="May"&gt;84.8&lt;/precip&gt; </text:p>
      <text:p text:style-name="P6"><text:s text:c="6"/>&lt;precip id="Jun"&gt;124.0&lt;/precip&gt; </text:p>
      <text:p text:style-name="P6"><text:s text:c="6"/>&lt;precip id="Jul"&gt;91.2&lt;/precip&gt; </text:p>
      <text:p text:style-name="P6"><text:s text:c="6"/>&lt;precip id="Aug"&gt;87.1&lt;/precip&gt; </text:p>
      <text:p text:style-name="P6"><text:s text:c="6"/>&lt;precip id="Sep"&gt;95.8&lt;/precip&gt; </text:p>
      <text:p text:style-name="P6"><text:s text:c="6"/>&lt;precip id="Oct"&gt;73.7&lt;/precip&gt; </text:p>
      <text:p text:style-name="P6"><text:s text:c="6"/>&lt;precip id="Nov"&gt;88.6&lt;/precip&gt; </text:p>
      <text:p text:style-name="P6"><text:s text:c="6"/>&lt;precip id="Dec"&gt;88.6&lt;/precip&gt; </text:p>
      <text:p text:style-name="P6"><text:s text:c="4"/>&lt;/precips&gt; </text:p>
      <text:p text:style-name="P6"><text:s text:c="4"/>&lt;airtemps&gt; </text:p>
      <text:p text:style-name="P6"><text:s text:c="6"/>&lt;airtemp id="Jan"&gt;-3.3&lt;/airtemp&gt; </text:p>
      <text:p text:style-name="P6"><text:s text:c="6"/>&lt;airtemp id="Feb"&gt;-2.0&lt;/airtemp&gt; </text:p>
      <text:p text:style-name="P6"><text:s text:c="6"/>&lt;airtemp id="Mar"&gt;3.1&lt;/airtemp&gt; </text:p>
      <text:p text:style-name="P6"><text:s text:c="6"/>&lt;airtemp id="Apr"&gt;9.2&lt;/airtemp&gt; </text:p>
      <text:p text:style-name="P6"><text:s text:c="6"/>&lt;airtemp id="May"&gt;15.1&lt;/airtemp&gt; </text:p>
      <text:p text:style-name="P6"><text:s text:c="6"/>&lt;airtemp id="Jun"&gt;19.5&lt;/airtemp&gt; </text:p>
      <text:p text:style-name="P6"><text:s text:c="6"/>&lt;airtemp id="Jul"&gt;21.8&lt;/airtemp&gt; </text:p>
      <text:p text:style-name="P6"><text:s text:c="6"/>&lt;airtemp id="Aug"&gt;21.0&lt;/airtemp&gt; </text:p>
      <text:p text:style-name="P6"><text:s text:c="6"/>&lt;airtemp id="Sep"&gt;16.8&lt;/airtemp&gt; </text:p>
      <text:p text:style-name="P6"><text:s text:c="6"/>&lt;airtemp id="Oct"&gt;10.7&lt;/airtemp&gt; </text:p>
      <text:p text:style-name="P6"><text:s text:c="6"/>&lt;airtemp id="Nov"&gt;5.0&lt;/airtemp&gt; </text:p>
      <text:p text:style-name="P6"><text:s text:c="6"/>&lt;airtemp id="Dec"&gt;-0.3&lt;/airtemp&gt; </text:p>
      <text:p text:style-name="P6"><text:s text:c="4"/>&lt;/airtemps&gt; </text:p>
      <text:p text:style-name="P6"><text:s text:c="4"/>&lt;smcsawc&gt;200.0&lt;/smcsawc&gt; </text:p>
      <text:p text:style-name="P6"><text:s text:c="4"/>&lt;soilairrel&gt; </text:p>
      <text:p text:style-name="P6"><text:soft-page-break/><text:s text:c="6"/>&lt;ampltd&gt;0.66&lt;/ampltd&gt; </text:p>
      <text:p text:style-name="P6"><text:s text:c="6"/>&lt;maatmast&gt;1.2&lt;/maatmast&gt; </text:p>
      <text:p text:style-name="P6"><text:s text:c="4"/>&lt;/soilairrel&gt; </text:p>
      <text:p text:style-name="P6"><text:s text:c="2"/>&lt;/input&gt; </text:p>
      <text:p text:style-name="P6"><text:s text:c="2"/>&lt;output&gt; </text:p>
      <text:p text:style-name="P6"><text:s text:c="4"/>&lt;smrclass&gt;Udic&lt;/smrclass&gt; </text:p>
      <text:p text:style-name="P6"><text:s text:c="4"/>&lt;strclass&gt;Mesic&lt;/strclass&gt; </text:p>
      <text:p text:style-name="P6"><text:s text:c="4"/>&lt;subgrpmod /&gt; </text:p>
      <text:p text:style-name="P6"><text:s text:c="4"/>&lt;awb&gt;362.7&lt;/awb&gt; </text:p>
      <text:p text:style-name="P6"><text:s text:c="4"/>&lt;swb&gt;-73.53&lt;/swb&gt; </text:p>
      <text:p text:style-name="P6"><text:s text:c="4"/>&lt;smcstates&gt; </text:p>
      <text:p text:style-name="P6"><text:s text:c="6"/>&lt;cumdays&gt; </text:p>
      <text:p text:style-name="P6"><text:s text:c="8"/>&lt;yrdry&gt;0&lt;/yrdry&gt; </text:p>
      <text:p text:style-name="P6"><text:s text:c="8"/>&lt;yrmd&gt;0&lt;/yrmd&gt; </text:p>
      <text:p text:style-name="P6"><text:s text:c="8"/>&lt;yrmst&gt;360&lt;/yrmst&gt; </text:p>
      <text:p text:style-name="P6"><text:s text:c="8"/>&lt;bio5dry&gt;0&lt;/bio5dry&gt; </text:p>
      <text:p text:style-name="P6"><text:s text:c="8"/>&lt;bio5md&gt;0&lt;/bio5md&gt; </text:p>
      <text:p text:style-name="P6"><text:s text:c="8"/>&lt;bio5mst&gt;221&lt;/bio5mst&gt; </text:p>
      <text:p text:style-name="P6"><text:s text:c="6"/>&lt;/cumdays&gt; </text:p>
      <text:p text:style-name="P6"><text:s text:c="6"/>&lt;consdays&gt; </text:p>
      <text:p text:style-name="P6"><text:s text:c="8"/>&lt;yrmst&gt;360&lt;/yrmst&gt; </text:p>
      <text:p text:style-name="P6"><text:s text:c="8"/>&lt;bio8mst&gt;201&lt;/bio8mst&gt; </text:p>
      <text:p text:style-name="P6"><text:s text:c="8"/>&lt;smrdry&gt;0&lt;/smrdry&gt; </text:p>
      <text:p text:style-name="P6"><text:s text:c="8"/>&lt;wtrmst&gt;120&lt;/wtrmst&gt; </text:p>
      <text:p text:style-name="P6"><text:s text:c="6"/>&lt;/consdays&gt; </text:p>
      <text:p text:style-name="P6"><text:s text:c="4"/>&lt;/smcstates&gt; </text:p>
      <text:p text:style-name="P6"><text:s text:c="4"/>&lt;pets&gt; </text:p>
      <text:p text:style-name="P6"><text:s text:c="6"/>&lt;pet id="Jan"&gt;0.0&lt;/pet&gt; </text:p>
      <text:p text:style-name="P6"><text:s text:c="6"/>&lt;pet id="Feb"&gt;0.0&lt;/pet&gt; </text:p>
      <text:p text:style-name="P6"><text:s text:c="6"/>&lt;pet id="Mar"&gt;10.63&lt;/pet&gt; </text:p>
      <text:p text:style-name="P6"><text:s text:c="6"/>&lt;pet id="Apr"&gt;42.23&lt;/pet&gt; </text:p>
      <text:p text:style-name="P6"><text:soft-page-break/><text:s text:c="6"/>&lt;pet id="May"&gt;86.16&lt;/pet&gt; </text:p>
      <text:p text:style-name="P6"><text:s text:c="6"/>&lt;pet id="Jun"&gt;118.02&lt;/pet&gt; </text:p>
      <text:p text:style-name="P6"><text:s text:c="6"/>&lt;pet id="Jul"&gt;135.98&lt;/pet&gt; </text:p>
      <text:p text:style-name="P6"><text:s text:c="6"/>&lt;pet id="Aug"&gt;121.83&lt;/pet&gt; </text:p>
      <text:p text:style-name="P6"><text:s text:c="6"/>&lt;pet id="Sep"&gt;81.47&lt;/pet&gt; </text:p>
      <text:p text:style-name="P6"><text:s text:c="6"/>&lt;pet id="Oct"&gt;43.78&lt;/pet&gt; </text:p>
      <text:p text:style-name="P6"><text:s text:c="6"/>&lt;pet id="Nov"&gt;15.01&lt;/pet&gt; </text:p>
      <text:p text:style-name="P6"><text:s text:c="6"/>&lt;pet id="Dec"&gt;0.0&lt;/pet&gt; </text:p>
      <text:p text:style-name="P6"><text:s text:c="4"/>&lt;/pets&gt; </text:p>
      <text:p text:style-name="P6"><text:s text:c="4"/>&lt;soiltemps&gt; </text:p>
      <text:p text:style-name="P6"><text:s text:c="6"/>&lt;soiltemp id="Jan"&gt;5.03&lt;/soiltemp&gt; </text:p>
      <text:p text:style-name="P6"><text:s text:c="6"/>&lt;soiltemp id="Feb"&gt;5.03&lt;/soiltemp&gt; </text:p>
      <text:p text:style-name="P6"><text:s text:c="6"/>&lt;soiltemp id="Mar"&gt;5.82&lt;/soiltemp&gt; </text:p>
      <text:p text:style-name="P6"><text:s text:c="6"/>&lt;soiltemp id="Apr"&gt;8.04&lt;/soiltemp&gt; </text:p>
      <text:p text:style-name="P6"><text:s text:c="6"/>&lt;soiltemp id="May"&gt;11.03&lt;/soiltemp&gt; </text:p>
      <text:p text:style-name="P6"><text:s text:c="6"/>&lt;soiltemp id="Jun"&gt;13.99&lt;/soiltemp&gt; </text:p>
      <text:p text:style-name="P6"><text:s text:c="6"/>&lt;soiltemp id="Jul"&gt;16.12&lt;/soiltemp&gt; </text:p>
      <text:p text:style-name="P6"><text:s text:c="6"/>&lt;soiltemp id="Aug"&gt;16.51&lt;/soiltemp&gt; </text:p>
      <text:p text:style-name="P6"><text:s text:c="6"/>&lt;soiltemp id="Sep"&gt;14.62&lt;/soiltemp&gt; </text:p>
      <text:p text:style-name="P6"><text:s text:c="6"/>&lt;soiltemp id="Oct"&gt;11.8&lt;/soiltemp&gt; </text:p>
      <text:p text:style-name="P6"><text:s text:c="6"/>&lt;soiltemp id="Nov"&gt;8.74&lt;/soiltemp&gt; </text:p>
      <text:p text:style-name="P6"><text:s text:c="6"/>&lt;soiltemp id="Dec"&gt;6.26&lt;/soiltemp&gt; </text:p>
      <text:p text:style-name="P6"><text:s text:c="4"/>&lt;/soiltemps&gt; </text:p>
      <text:p text:style-name="P6"><text:s text:c="4"/>&lt;calendars&gt; </text:p>
      <text:p text:style-name="P6"><text:s text:c="6"/>&lt;tempcal&gt; </text:p>
      <text:p text:style-name="P6"><text:s text:c="8"/>&lt;stlt5&gt; </text:p>
      <text:p text:style-name="P6"><text:s text:c="10"/>&lt;beginday&gt;1&lt;/beginday&gt; </text:p>
      <text:p text:style-name="P6"><text:s text:c="10"/>&lt;endday&gt;104&lt;/endday&gt; </text:p>
      <text:p text:style-name="P6"><text:s text:c="8"/>&lt;/stlt5&gt; </text:p>
      <text:p text:style-name="P6"><text:s text:c="8"/>&lt;st5to8&gt; </text:p>
      <text:p text:style-name="P6"><text:s text:c="10"/>&lt;beginday&gt;105&lt;/beginday&gt; </text:p>
      <text:p text:style-name="P6"><text:soft-page-break/><text:s text:c="10"/>&lt;endday&gt;113&lt;/endday&gt; </text:p>
      <text:p text:style-name="P6"><text:s text:c="8"/>&lt;/st5to8&gt; </text:p>
      <text:p text:style-name="P6"><text:s text:c="8"/>&lt;stgt8&gt; </text:p>
      <text:p text:style-name="P6"><text:s text:c="10"/>&lt;beginday&gt;114&lt;/beginday&gt; </text:p>
      <text:p text:style-name="P6"><text:s text:c="10"/>&lt;endday&gt;314&lt;/endday&gt; </text:p>
      <text:p text:style-name="P6"><text:s text:c="8"/>&lt;/stgt8&gt; </text:p>
      <text:p text:style-name="P6"><text:s text:c="8"/>&lt;st5to8&gt; </text:p>
      <text:p text:style-name="P6"><text:s text:c="10"/>&lt;beginday&gt;315&lt;/beginday&gt; </text:p>
      <text:p text:style-name="P6"><text:s text:c="10"/>&lt;endday&gt;325&lt;/endday&gt; </text:p>
      <text:p text:style-name="P6"><text:s text:c="8"/>&lt;/st5to8&gt; </text:p>
      <text:p text:style-name="P6"><text:s text:c="8"/>&lt;stlt5&gt; </text:p>
      <text:p text:style-name="P6"><text:s text:c="10"/>&lt;beginday&gt;326&lt;/beginday&gt; </text:p>
      <text:p text:style-name="P6"><text:s text:c="10"/>&lt;endday&gt;360&lt;/endday&gt; </text:p>
      <text:p text:style-name="P6"><text:s text:c="8"/>&lt;/stlt5&gt; </text:p>
      <text:p text:style-name="P6"><text:s text:c="6"/>&lt;/tempcal&gt; </text:p>
      <text:p text:style-name="P6"><text:s text:c="6"/>&lt;moistcal&gt; </text:p>
      <text:p text:style-name="P6"><text:s text:c="8"/>&lt;moist&gt; </text:p>
      <text:p text:style-name="P6"><text:s text:c="10"/>&lt;beginday&gt;1&lt;/beginday&gt; </text:p>
      <text:p text:style-name="P6"><text:s text:c="10"/>&lt;endday&gt;360&lt;/endday&gt; </text:p>
      <text:p text:style-name="P6"><text:s text:c="8"/>&lt;/moist&gt; </text:p>
      <text:p text:style-name="P6"><text:s text:c="6"/>&lt;/moistcal&gt; </text:p>
      <text:p text:style-name="P6"><text:s text:c="4"/>&lt;/calendars&gt; </text:p>
      <text:p text:style-name="P6"><text:s text:c="2"/>&lt;/output&gt; </text:p>
      <text:p text:style-name="P6">&lt;/model&gt;</text:p>
      <text:p text:style-name="P5"/>
      <text:p text:style-name="P4"/>
      <text:h text:style-name="P25"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27" text:outline-level="1">Newhall API</text:h>
      <text:h text:style-name="Text_20_body"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4">org.psu.newhall.flerry. NewhallFlerryConnector</text:span> class, by calling the <text:span text:style-name="T4">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7"><text:tab/>// The following is an invocation made in Java.</text:p>
      <text:p text:style-name="Text_20_body"/>
      <text:p text:style-name="P7"><text:tab/>// This is the entirety of an XML input file as a single String.</text:p>
      <text:p text:style-name="P7"><text:tab/>// Make sure special characters are properly encoded.</text:p>
      <text:p text:style-name="P8"><text:tab/>String inputFile = "&lt;?xml version=\"1.0\" enc … &lt;/model&gt;"; </text:p>
      <text:p text:style-name="P7"/>
      <text:p text:style-name="P7"><text:tab/>// Specify that we want the results in metric units.</text:p>
      <text:p text:style-name="P7"><text:s text:c="6"/>// <text:span text:style-name="T13">Acceptable types: boolean, Boolean</text:span></text:p>
      <text:p text:style-name="P7"><text:tab/><text:span text:style-name="T5">boolean exportToMetric = true;</text:span></text:p>
      <text:p text:style-name="P7"/>
      <text:p text:style-name="P7"><text:tab/>// Define waterholding capacity.</text:p>
      <text:p text:style-name="P7"><text:s text:c="6"/>// <text:span text:style-name="T14">Acceptable types: double, Double, Integer</text:span></text:p>
      <text:p text:style-name="P7"><text:tab/><text:span text:style-name="T5">double waterHoldingCapcityInMM = 200.0;</text:span></text:p>
      <text:p text:style-name="P7"/>
      <text:p text:style-name="P7"><text:tab/>// Define soil-air offset in degrees C.</text:p>
      <text:p text:style-name="P7"><text:s text:c="6"/>// <text:span text:style-name="T15">Acceptable types: double, Double, Integer</text:span></text:p>
      <text:p text:style-name="P7"><text:tab/><text:span text:style-name="T5">double soilAirOffsetInDegrees = 3.0;</text:span></text:p>
      <text:p text:style-name="P7"/>
      <text:p text:style-name="P7"><text:tab/>// Call the model through the connector, and store the result as an XML file</text:p>
      <text:p text:style-name="P7"><text:tab/>// in the form of a String, much like the input xmlFile String.</text:p>
      <text:p text:style-name="P7"><text:tab/><text:span text:style-name="T5">String resultingXMLFile = NewhallFlerryConnector.runModel(</text:span></text:p>
      <text:p text:style-name="P8"><text:tab/><text:tab/>inputFile, exportToMetric, waterHoldingCapacityInMM, </text:p>
      <text:p text:style-name="P8"><text:tab/><text:tab/>soilAirOffsetInDegrees); </text:p>
      <text:h text:style-name="P25"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1741208071" text:style-name="L2">
        <text:list-item>
          <text:p text:style-name="P18">You may do whatever you wish with this software, so long as you understand and abide by all the following terms.</text:p>
        </text:list-item>
        <text:list-item>
          <text:p text:style-name="P18">You refer to the original authors when you redistribute this software, or make a derivative product with its source code. <text:s/>Referring to the original project name, its authors, and its license should be sufficient.</text:p>
        </text:list-item>
        <text:list-item>
          <text:p text:style-name="P18">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18">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text:p text:style-name="Text_20_body"/>
      <text:p text:style-name="P10">This project makes use of the following technologies: <text:s/></text:p>
      <text:p text:style-name="P10"/>
      <text:list xml:id="list189063213" text:style-name="L3">
        <text:list-item>
          <text:p text:style-name="P21">Apache Maven – Used as the build system.</text:p>
          <text:list>
            <text:list-item>
              <text:p text:style-name="P19"><text:a xlink:type="simple" xlink:href="http://maven.apache.org/"><text:span text:style-name="T11">http://maven.apache.org</text:span></text:a></text:p>
            </text:list-item>
          </text:list>
        </text:list-item>
        <text:list-item>
          <text:p text:style-name="P20"><text:span text:style-name="T10">JUnit – Unit testing, integrated into Maven </text:span><text:span text:style-name="T12">build lifecycle.</text:span></text:p>
          <text:list>
            <text:list-item>
              <text:p text:style-name="P19"><text:a xlink:type="simple" xlink:href="http://www.junit.org/"><text:span text:style-name="T11">http://www.junit.org</text:span></text:a></text:p>
            </text:list-item>
          </text:list>
        </text:list-item>
        <text:list-item>
          <text:p text:style-name="P21">JDOM – XML file construction and interpretation.</text:p>
          <text:list>
            <text:list-item>
              <text:p text:style-name="P19"><text:a xlink:type="simple" xlink:href="http://www.jdom.org/"><text:span text:style-name="T11">http://www.jdom.org</text:span></text:a></text:p>
            </text:list-item>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a2881"/>
    </style:style>
    <style:style style:name="MT2" style:family="text">
      <style:text-properties officeooo:rsid="000bc60f"/>
    </style:style>
    <style:style style:name="MT3"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4.<text:span text:style-name="MT1">2</text:span> Manual<text:tab/><text:tab/>March <text:span text:style-name="MT2">1</text:span><text:span text:style-name="MT1">7</text:span><text:span text:style-name="MT3">th</text:span>, 2011</text:p>
      </style:header>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3-17T13:46:04</dc:date>
    <meta:editing-duration>PT03H17M32S</meta:editing-duration>
    <meta:editing-cycles>146</meta:editing-cycles>
    <meta:generator>OpenOffice.org/3.2$Unix OpenOffice.org_project/320m19$Build-9505</meta:generator>
    <dc:creator>E. Waltman</dc:creator>
    <meta:document-statistic meta:table-count="0" meta:image-count="2" meta:object-count="0" meta:page-count="17" meta:paragraph-count="277" meta:word-count="2713" meta:character-count="19629"/>
  </office:meta>
</office:document-meta>
</file>